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16.935cm" svg:y="5.322cm">
            <draw:object draw:notify-on-update-of-ranges="Лист1.H2:Лист1.H8 Лист1.I1:Лист1.I1 Лист1.I2:Лист1.I8 Лист1.J1:Лист1.J1 Лист1.J2:Лист1.J8 Лист1.K1:Лист1.K1 Лист1.K2:Лист1.K8 Лист1.L1:Лист1.L1 Лист1.L2:Лист1.L8 Лист1.M1:Лист1.M1 Лист1.M2:Лист1.M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0.764cm" svg:y="5.01cm">
            <draw:object draw:notify-on-update-of-ranges="Лист1.A1:Лист1.A1 Лист1.A2:Лист1.A8 Лист1.B1:Лист1.B1 Лист1.B2:Лист1.B8 Лист1.C1:Лист1.C1 Лист1.C2:Лист1.C8 Лист1.D1:Лист1.D1 Лист1.D2:Лист1.D8 Лист1.E1:Лист1.E1 Лист1.E2:Лист1.E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Посл</text:p>
          </table:table-cell>
          <table:table-cell office:value-type="string">
            <text:p>Паралл</text:p>
          </table:table-cell>
          <table:table-cell office:value-type="string">
            <text:p>MPI 2 core</text:p>
          </table:table-cell>
          <table:table-cell office:value-type="string">
            <text:p>MPI 4 core</text:p>
          </table:table-cell>
          <table:table-cell table:number-columns-repeated="3"/>
          <table:table-cell table:formula="of:=[.B1]" office:value-type="string" office:string-value="Посл">
            <text:p>Посл</text:p>
          </table:table-cell>
          <table:table-cell table:formula="of:=[.C1]" office:value-type="string" office:string-value="Паралл">
            <text:p>Паралл</text:p>
          </table:table-cell>
          <table:table-cell table:formula="of:=[.D1]" office:value-type="string" office:string-value="MPI 2 core">
            <text:p>MPI 2 core</text:p>
          </table:table-cell>
          <table:table-cell table:formula="of:=[.E1]" office:value-type="string" office:string-value="MPI 4 core">
            <text:p>MPI 4 cor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56">
            <text:p>4656</text:p>
          </table:table-cell>
          <table:table-cell office:value-type="float" office:value="49222.4">
            <text:p>49222,4</text:p>
          </table:table-cell>
          <table:table-cell office:value-type="float" office:value="65434">
            <text:p>65434</text:p>
          </table:table-cell>
          <table:table-cell office:value-type="float" office:value="80894.4">
            <text:p>80894,4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LOG([.B2])" office:value-type="float" office:value="3.66801297164183">
            <text:p>3,6680129716</text:p>
          </table:table-cell>
          <table:table-cell table:formula="of:=LOG([.C2])" office:value-type="float" office:value="4.69216278533886">
            <text:p>4,6921627853</text:p>
          </table:table-cell>
          <table:table-cell table:formula="of:=LOG([.D2])" office:value-type="float" office:value="4.81580346966149">
            <text:p>4,8158034697</text:p>
          </table:table-cell>
          <table:table-cell table:formula="of:=LOG([.E2])" office:value-type="float" office:value="4.90791845816014">
            <text:p>4,907918458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4250">
            <text:p>554250</text:p>
          </table:table-cell>
          <table:table-cell office:value-type="float" office:value="504900">
            <text:p>504900</text:p>
          </table:table-cell>
          <table:table-cell office:value-type="float" office:value="415870.4">
            <text:p>415870,4</text:p>
          </table:table-cell>
          <table:table-cell office:value-type="float" office:value="351878.4">
            <text:p>351878,4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LOG([.B3])" office:value-type="float" office:value="5.74370570178653">
            <text:p>5,7437057018</text:p>
          </table:table-cell>
          <table:table-cell table:formula="of:=LOG([.C3])" office:value-type="float" office:value="5.70320537069549">
            <text:p>5,7032053707</text:p>
          </table:table-cell>
          <table:table-cell table:formula="of:=LOG([.D3])" office:value-type="float" office:value="5.61895801011213">
            <text:p>5,6189580101</text:p>
          </table:table-cell>
          <table:table-cell table:formula="of:=LOG([.E3])" office:value-type="float" office:value="5.54639260855522">
            <text:p>5,546392608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545610.1">
            <text:p>3545610,1</text:p>
          </table:table-cell>
          <table:table-cell office:value-type="float" office:value="3689298.8">
            <text:p>3689298,8</text:p>
          </table:table-cell>
          <table:table-cell office:value-type="float" office:value="2494987.6">
            <text:p>2494987,6</text:p>
          </table:table-cell>
          <table:table-cell office:value-type="float" office:value="2537749.6">
            <text:p>2537749,6</text:p>
          </table:table-cell>
          <table:table-cell table:number-columns-repeated="2"/>
          <table:table-cell office:value-type="float" office:value="1000">
            <text:p>1000</text:p>
          </table:table-cell>
          <table:table-cell table:formula="of:=LOG([.B4])" office:value-type="float" office:value="6.54969097584229">
            <text:p>6,5496909758</text:p>
          </table:table-cell>
          <table:table-cell table:formula="of:=LOG([.C4])" office:value-type="float" office:value="6.56694383059576">
            <text:p>6,5669438306</text:p>
          </table:table-cell>
          <table:table-cell table:formula="of:=LOG([.D4])" office:value-type="float" office:value="6.39706839153658">
            <text:p>6,3970683915</text:p>
          </table:table-cell>
          <table:table-cell table:formula="of:=LOG([.E4])" office:value-type="float" office:value="6.40444876799385">
            <text:p>6,40444876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1999441.6">
            <text:p>21999441,6</text:p>
          </table:table-cell>
          <table:table-cell office:value-type="float" office:value="24381213.2">
            <text:p>24381213,2</text:p>
          </table:table-cell>
          <table:table-cell office:value-type="float" office:value="17228188">
            <text:p>17228188</text:p>
          </table:table-cell>
          <table:table-cell office:value-type="float" office:value="14629512.8">
            <text:p>14629512,8</text:p>
          </table:table-cell>
          <table:table-cell table:number-columns-repeated="2"/>
          <table:table-cell office:value-type="float" office:value="10000">
            <text:p>10000</text:p>
          </table:table-cell>
          <table:table-cell table:formula="of:=LOG([.B5])" office:value-type="float" office:value="7.34241165749873">
            <text:p>7,3424116575</text:p>
          </table:table-cell>
          <table:table-cell table:formula="of:=LOG([.C5])" office:value-type="float" office:value="7.38705531215014">
            <text:p>7,3870553122</text:p>
          </table:table-cell>
          <table:table-cell table:formula="of:=LOG([.D5])" office:value-type="float" office:value="7.23623960228937">
            <text:p>7,2362396023</text:p>
          </table:table-cell>
          <table:table-cell table:formula="of:=LOG([.E5])" office:value-type="float" office:value="7.16522986325485">
            <text:p>7,165229863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9470453.2">
            <text:p>139470453,2</text:p>
          </table:table-cell>
          <table:table-cell office:value-type="float" office:value="103182645.6">
            <text:p>103182645,6</text:p>
          </table:table-cell>
          <table:table-cell office:value-type="float" office:value="77221138">
            <text:p>77221138</text:p>
          </table:table-cell>
          <table:table-cell office:value-type="float" office:value="72559637.6">
            <text:p>72559637,6</text:p>
          </table:table-cell>
          <table:table-cell table:number-columns-repeated="2"/>
          <table:table-cell office:value-type="float" office:value="100000">
            <text:p>100000</text:p>
          </table:table-cell>
          <table:table-cell table:formula="of:=LOG([.B6])" office:value-type="float" office:value="8.1444822121162">
            <text:p>8,1444822121</text:p>
          </table:table-cell>
          <table:table-cell table:formula="of:=LOG([.C6])" office:value-type="float" office:value="8.0136066589778">
            <text:p>8,013606659</text:p>
          </table:table-cell>
          <table:table-cell table:formula="of:=LOG([.D6])" office:value-type="float" office:value="7.88773619748848">
            <text:p>7,8877361975</text:p>
          </table:table-cell>
          <table:table-cell table:formula="of:=LOG([.E6])" office:value-type="float" office:value="7.86069510496834">
            <text:p>7,86069510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99687829.6">
            <text:p>199687829,6</text:p>
          </table:table-cell>
          <table:table-cell office:value-type="float" office:value="178896717.2">
            <text:p>178896717,2</text:p>
          </table:table-cell>
          <table:table-cell office:value-type="float" office:value="126991131.2">
            <text:p>126991131,2</text:p>
          </table:table-cell>
          <table:table-cell office:value-type="float" office:value="175620527.2">
            <text:p>175620527,2</text:p>
          </table:table-cell>
          <table:table-cell table:number-columns-repeated="2"/>
          <table:table-cell office:value-type="float" office:value="1000000">
            <text:p>1000000</text:p>
          </table:table-cell>
          <table:table-cell table:formula="of:=LOG([.B7])" office:value-type="float" office:value="8.30035159667527">
            <text:p>8,3003515967</text:p>
          </table:table-cell>
          <table:table-cell table:formula="of:=LOG([.C7])" office:value-type="float" office:value="8.25260237122692">
            <text:p>8,2526023712</text:p>
          </table:table-cell>
          <table:table-cell table:formula="of:=LOG([.D7])" office:value-type="float" office:value="8.10377339177962">
            <text:p>8,1037733918</text:p>
          </table:table-cell>
          <table:table-cell table:formula="of:=LOG([.E7])" office:value-type="float" office:value="8.24457527653972">
            <text:p>8,244575276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95823163.6">
            <text:p>495823163,6</text:p>
          </table:table-cell>
          <table:table-cell office:value-type="float" office:value="428615922">
            <text:p>428615922</text:p>
          </table:table-cell>
          <table:table-cell office:value-type="float" office:value="304395470">
            <text:p>304395470</text:p>
          </table:table-cell>
          <table:table-cell office:value-type="float" office:value="583746263.6">
            <text:p>583746263,6</text:p>
          </table:table-cell>
          <table:table-cell table:number-columns-repeated="2"/>
          <table:table-cell office:value-type="float" office:value="10000000">
            <text:p>10000000</text:p>
          </table:table-cell>
          <table:table-cell table:formula="of:=LOG([.B8])" office:value-type="float" office:value="8.69532681204187">
            <text:p>8,695326812</text:p>
          </table:table-cell>
          <table:table-cell table:formula="of:=LOG([.C8])" office:value-type="float" office:value="8.63206829994964">
            <text:p>8,6320682999</text:p>
          </table:table-cell>
          <table:table-cell table:formula="of:=LOG([.D8])" office:value-type="float" office:value="8.48343818499524">
            <text:p>8,483438185</text:p>
          </table:table-cell>
          <table:table-cell table:formula="of:=LOG([.E8])" office:value-type="float" office:value="8.766224113783">
            <text:p>8,7662241138</text:p>
          </table:table-cell>
        </table:table-row>
        <table:table-row table:style-name="ro1" table:number-rows-repeated="104856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.00.0000</text:date>, <text:time style:data-style-name="N2" text:time-value="0000-00-00T16:05:4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57:42</meta:creation-date>
    <meta:generator>LibreOffice/4.0.2.2$Linux_X86_64 LibreOffice_project/400m0$Build-2</meta:generator>
    <dc:date>2013-12-15T18:02:12</dc:date>
    <meta:editing-duration>PT1H53M49S</meta:editing-duration>
    <meta:editing-cycles>6</meta:editing-cycles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454cm" style:legend-expansion="high" chart:style-name="ch2"/>
        <chart:plot-area chart:style-name="ch3" table:cell-range-address="Лист1.A1:Лист1.E8" chart:data-source-has-labels="both" svg:x="0.77cm" svg:y="0.855cm" svg:width="11.579cm" svg:height="7.545cm">
          <chartooo:coordinate-region svg:x="2.688cm" svg:y="1.054cm" svg:width="9.381cm" svg:height="6.699cm"/>
          <chart:axis chart:dimension="x" chart:name="primary-x" chart:style-name="ch4" chartooo:axis-type="auto">
            <chartooo:date-scale/>
            <chart:categories table:cell-range-address="Лист1.A2:Лист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8" chart:label-cell-address="Лист1.B1:Лист1.B1" chart:class="chart:line">
            <chart:data-point chart:repeated="7"/>
          </chart:series>
          <chart:series chart:style-name="ch7" chart:values-cell-range-address="Лист1.C2:Лист1.C8" chart:label-cell-address="Лист1.C1:Лист1.C1" chart:class="chart:line">
            <chart:data-point chart:repeated="7"/>
          </chart:series>
          <chart:series chart:style-name="ch8" chart:values-cell-range-address="Лист1.D2:Лист1.D8" chart:label-cell-address="Лист1.D1:Лист1.D1" chart:class="chart:line">
            <chart:data-point chart:repeated="7"/>
          </chart:series>
          <chart:series chart:style-name="ch9" chart:values-cell-range-address="Лист1.E2:Лист1.E8" chart:label-cell-address="Лист1.E1:Лист1.E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сл</text:p>
                <draw:g>
                  <svg:desc>Лист1.B1:Лист1.B1</svg:desc>
                </draw:g>
              </table:table-cell>
              <table:table-cell office:value-type="string">
                <text:p>Паралл</text:p>
                <draw:g>
                  <svg:desc>Лист1.C1:Лист1.C1</svg:desc>
                </draw:g>
              </table:table-cell>
              <table:table-cell office:value-type="string">
                <text:p>MPI 2 core</text:p>
                <draw:g>
                  <svg:desc>Лист1.D1:Лист1.D1</svg:desc>
                </draw:g>
              </table:table-cell>
              <table:table-cell office:value-type="string">
                <text:p>MPI 4 core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Лист1.A2:Лист1.A8</svg:desc>
                </draw:g>
              </table:table-cell>
              <table:table-cell office:value-type="float" office:value="4656">
                <text:p>4656</text:p>
                <draw:g>
                  <svg:desc>Лист1.B2:Лист1.B8</svg:desc>
                </draw:g>
              </table:table-cell>
              <table:table-cell office:value-type="float" office:value="49222.4">
                <text:p>49222.4</text:p>
                <draw:g>
                  <svg:desc>Лист1.C2:Лист1.C8</svg:desc>
                </draw:g>
              </table:table-cell>
              <table:table-cell office:value-type="float" office:value="65434">
                <text:p>65434</text:p>
                <draw:g>
                  <svg:desc>Лист1.D2:Лист1.D8</svg:desc>
                </draw:g>
              </table:table-cell>
              <table:table-cell office:value-type="float" office:value="80894.4">
                <text:p>80894.4</text:p>
                <draw:g>
                  <svg:desc>Лист1.E2:Лист1.E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4250">
                <text:p>554250</text:p>
              </table:table-cell>
              <table:table-cell office:value-type="float" office:value="504900">
                <text:p>504900</text:p>
              </table:table-cell>
              <table:table-cell office:value-type="float" office:value="415870.4">
                <text:p>415870.4</text:p>
              </table:table-cell>
              <table:table-cell office:value-type="float" office:value="351878.4">
                <text:p>351878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545610.1">
                <text:p>3545610.1</text:p>
              </table:table-cell>
              <table:table-cell office:value-type="float" office:value="3689298.8">
                <text:p>3689298.8</text:p>
              </table:table-cell>
              <table:table-cell office:value-type="float" office:value="2494987.6">
                <text:p>2494987.6</text:p>
              </table:table-cell>
              <table:table-cell office:value-type="float" office:value="2537749.6">
                <text:p>2537749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999441.6">
                <text:p>21999441.6</text:p>
              </table:table-cell>
              <table:table-cell office:value-type="float" office:value="24381213.2">
                <text:p>24381213.2</text:p>
              </table:table-cell>
              <table:table-cell office:value-type="float" office:value="17228188">
                <text:p>17228188</text:p>
              </table:table-cell>
              <table:table-cell office:value-type="float" office:value="14629512.8">
                <text:p>14629512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9470453.2">
                <text:p>139470453.2</text:p>
              </table:table-cell>
              <table:table-cell office:value-type="float" office:value="103182645.6">
                <text:p>103182645.6</text:p>
              </table:table-cell>
              <table:table-cell office:value-type="float" office:value="77221138">
                <text:p>77221138</text:p>
              </table:table-cell>
              <table:table-cell office:value-type="float" office:value="72559637.6">
                <text:p>72559637.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99687829.6">
                <text:p>199687829.6</text:p>
              </table:table-cell>
              <table:table-cell office:value-type="float" office:value="178896717.2">
                <text:p>178896717.2</text:p>
              </table:table-cell>
              <table:table-cell office:value-type="float" office:value="126991131.2">
                <text:p>126991131.2</text:p>
              </table:table-cell>
              <table:table-cell office:value-type="float" office:value="175620527.2">
                <text:p>175620527.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95823163.6">
                <text:p>495823163.6</text:p>
              </table:table-cell>
              <table:table-cell office:value-type="float" office:value="428615922">
                <text:p>428615922</text:p>
              </table:table-cell>
              <table:table-cell office:value-type="float" office:value="304395470">
                <text:p>304395470</text:p>
              </table:table-cell>
              <table:table-cell office:value-type="float" office:value="583746263.6">
                <text:p>58374626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" chart:maximum="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3.205cm" style:legend-expansion="high" chart:style-name="ch2"/>
        <chart:plot-area chart:style-name="ch3" table:cell-range-address="Лист1.H1:Лист1.M8" chart:data-source-has-labels="both" svg:x="0.77cm" svg:y="0.855cm" svg:width="11.553cm" svg:height="7.545cm">
          <chartooo:coordinate-region svg:x="1.497cm" svg:y="1.054cm" svg:width="10.083cm" svg:height="6.699cm"/>
          <chart:axis chart:dimension="x" chart:name="primary-x" chart:style-name="ch4" chartooo:axis-type="auto">
            <chartooo:date-scale/>
            <chart:categories table:cell-range-address="Лист1.H2:Лист1.H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I2:Лист1.I8" chart:label-cell-address="Лист1.I1:Лист1.I1" chart:class="chart:line">
            <chart:data-point chart:repeated="7"/>
          </chart:series>
          <chart:series chart:style-name="ch8" chart:values-cell-range-address="Лист1.J2:Лист1.J8" chart:label-cell-address="Лист1.J1:Лист1.J1" chart:class="chart:line">
            <chart:data-point chart:repeated="7"/>
          </chart:series>
          <chart:series chart:style-name="ch9" chart:values-cell-range-address="Лист1.K2:Лист1.K8" chart:label-cell-address="Лист1.K1:Лист1.K1" chart:class="chart:line">
            <chart:data-point chart:repeated="7"/>
          </chart:series>
          <chart:series chart:style-name="ch10" chart:values-cell-range-address="Лист1.L2:Лист1.L8" chart:label-cell-address="Лист1.L1:Лист1.L1" chart:class="chart:line">
            <chart:data-point chart:repeated="7"/>
          </chart:series>
          <chart:series chart:style-name="ch11" chart:values-cell-range-address="Лист1.M2:Лист1.M8" chart:label-cell-address="Лист1.M1:Лист1.M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сл</text:p>
                <draw:g>
                  <svg:desc>Лист1.I1:Лист1.I1</svg:desc>
                </draw:g>
              </table:table-cell>
              <table:table-cell office:value-type="string">
                <text:p>Паралл</text:p>
                <draw:g>
                  <svg:desc>Лист1.J1:Лист1.J1</svg:desc>
                </draw:g>
              </table:table-cell>
              <table:table-cell office:value-type="string">
                <text:p>MPI 2 core</text:p>
                <draw:g>
                  <svg:desc>Лист1.K1:Лист1.K1</svg:desc>
                </draw:g>
              </table:table-cell>
              <table:table-cell office:value-type="string">
                <text:p>MPI 4 core</text:p>
                <draw:g>
                  <svg:desc>Лист1.L1:Лист1.L1</svg:desc>
                </draw:g>
              </table:table-cell>
              <table:table-cell office:value-type="string">
                <text:p/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Лист1.H2:Лист1.H8</svg:desc>
                </draw:g>
              </table:table-cell>
              <table:table-cell office:value-type="float" office:value="3.66801297164183">
                <text:p>3.66801297164183</text:p>
                <draw:g>
                  <svg:desc>Лист1.I2:Лист1.I8</svg:desc>
                </draw:g>
              </table:table-cell>
              <table:table-cell office:value-type="float" office:value="4.69216278533886">
                <text:p>4.69216278533886</text:p>
                <draw:g>
                  <svg:desc>Лист1.J2:Лист1.J8</svg:desc>
                </draw:g>
              </table:table-cell>
              <table:table-cell office:value-type="float" office:value="4.81580346966149">
                <text:p>4.81580346966149</text:p>
                <draw:g>
                  <svg:desc>Лист1.K2:Лист1.K8</svg:desc>
                </draw:g>
              </table:table-cell>
              <table:table-cell office:value-type="float" office:value="4.90791845816014">
                <text:p>4.90791845816014</text:p>
                <draw:g>
                  <svg:desc>Лист1.L2:Лист1.L8</svg:desc>
                </draw:g>
              </table:table-cell>
              <table:table-cell office:value-type="float" office:value="NaN">
                <text:p>NaN</text:p>
                <draw:g>
                  <svg:desc>Лист1.M2:Лист1.M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.74370570178653">
                <text:p>5.74370570178653</text:p>
              </table:table-cell>
              <table:table-cell office:value-type="float" office:value="5.70320537069549">
                <text:p>5.70320537069549</text:p>
              </table:table-cell>
              <table:table-cell office:value-type="float" office:value="5.61895801011213">
                <text:p>5.61895801011213</text:p>
              </table:table-cell>
              <table:table-cell office:value-type="float" office:value="5.54639260855522">
                <text:p>5.54639260855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.54969097584229">
                <text:p>6.54969097584229</text:p>
              </table:table-cell>
              <table:table-cell office:value-type="float" office:value="6.56694383059576">
                <text:p>6.56694383059576</text:p>
              </table:table-cell>
              <table:table-cell office:value-type="float" office:value="6.39706839153658">
                <text:p>6.39706839153658</text:p>
              </table:table-cell>
              <table:table-cell office:value-type="float" office:value="6.40444876799385">
                <text:p>6.40444876799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34241165749873">
                <text:p>7.34241165749873</text:p>
              </table:table-cell>
              <table:table-cell office:value-type="float" office:value="7.38705531215014">
                <text:p>7.38705531215014</text:p>
              </table:table-cell>
              <table:table-cell office:value-type="float" office:value="7.23623960228937">
                <text:p>7.23623960228937</text:p>
              </table:table-cell>
              <table:table-cell office:value-type="float" office:value="7.16522986325485">
                <text:p>7.16522986325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.1444822121162">
                <text:p>8.1444822121162</text:p>
              </table:table-cell>
              <table:table-cell office:value-type="float" office:value="8.0136066589778">
                <text:p>8.0136066589778</text:p>
              </table:table-cell>
              <table:table-cell office:value-type="float" office:value="7.88773619748848">
                <text:p>7.88773619748848</text:p>
              </table:table-cell>
              <table:table-cell office:value-type="float" office:value="7.86069510496834">
                <text:p>7.86069510496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.30035159667527">
                <text:p>8.30035159667527</text:p>
              </table:table-cell>
              <table:table-cell office:value-type="float" office:value="8.25260237122692">
                <text:p>8.25260237122692</text:p>
              </table:table-cell>
              <table:table-cell office:value-type="float" office:value="8.10377339177962">
                <text:p>8.10377339177962</text:p>
              </table:table-cell>
              <table:table-cell office:value-type="float" office:value="8.24457527653972">
                <text:p>8.2445752765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8.69532681204187">
                <text:p>8.69532681204187</text:p>
              </table:table-cell>
              <table:table-cell office:value-type="float" office:value="8.63206829994964">
                <text:p>8.63206829994964</text:p>
              </table:table-cell>
              <table:table-cell office:value-type="float" office:value="8.48343818499524">
                <text:p>8.48343818499524</text:p>
              </table:table-cell>
              <table:table-cell office:value-type="float" office:value="8.766224113783">
                <text:p>8.76622411378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